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0869" officeooo:paragraph-rsid="001e0869"/>
    </style:style>
    <style:style style:name="P2" style:family="paragraph" style:parent-style-name="Standard">
      <style:text-properties officeooo:rsid="001eb839" officeooo:paragraph-rsid="001eb839"/>
    </style:style>
    <style:style style:name="P3" style:family="paragraph" style:parent-style-name="Standard">
      <style:text-properties officeooo:rsid="001f6048" officeooo:paragraph-rsid="001f6048"/>
    </style:style>
    <style:style style:name="P4" style:family="paragraph" style:parent-style-name="Header">
      <style:paragraph-properties fo:text-align="end" style:justify-single-word="false"/>
      <style:text-properties officeooo:rsid="001e0869" officeooo:paragraph-rsid="001e086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f6048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f6048" style:font-style-asian="normal" style:font-style-complex="normal"/>
    </style:style>
    <style:style style:name="T5" style:family="text">
      <style:text-properties officeooo:rsid="001f60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text:tab/>a) list, type, func3(), func4(), equals()</text:p>
      <text:p text:style-name="P1"><text:tab/>b) age, list, type, flag, func1(), func2(), func3(), func4(), equals()</text:p>
      <text:p text:style-name="P1"><text:tab/>c) type, flag, func2(), func3()</text:p>
      <text:p text:style-name="P1"><text:tab/>d) type, flag, func2(), func3()</text:p>
      <text:p text:style-name="P1"><text:tab/>e) age, list, type, flag, func1(), func2(), func3(), equals()</text:p>
      <text:p text:style-name="P1"><text:tab/>f) Yes, it will compile. It doesn't need to implement Comparable since it is an Abstract class.</text:p>
      <text:p text:style-name="P1"><text:tab/>g) type, flag, func2(), func3().</text:p>
      <text:p text:style-name="P1"><text:tab/>h) Assuming o2 is just some object... it's probably:</text:p>
      <text:p text:style-name="P1"><text:tab/><text:tab/>false</text:p>
      <text:p text:style-name="P1"><text:tab/>i) Assuming o2 is just some arbitrary exam... it's probably:</text:p>
      <text:p text:style-name="P1"><text:tab/><text:tab/>false</text:p>
      <text:p text:style-name="P1">2.</text:p>
      <text:p text:style-name="P1"><text:tab/><text:span text:style-name="T1">Discuss</text:span></text:p>
      <text:p text:style-name="P1"><text:span text:style-name="T3">3.</text:span></text:p>
      <text:p text:style-name="P1"><text:span text:style-name="T3"><text:tab/>See MyExam.java</text:span></text:p>
      <text:p text:style-name="P2"><text:span text:style-name="T3">4.</text:span></text:p>
      <text:p text:style-name="P2"><text:span text:style-name="T3"><text:tab/>a.</text:span></text:p>
      <text:p text:style-name="P2"><text:span text:style-name="T3"><text:tab/>le fail</text:span></text:p>
      <text:p text:style-name="P2"><text:span text:style-name="T3"><text:tab/>at least I close my buffers...le fail</text:span></text:p>
      <text:p text:style-name="P2"><text:span text:style-name="T3"><text:tab/>b.</text:span></text:p>
      <text:p text:style-name="P2"><text:span text:style-name="T3"><text:tab/>r u serious?</text:span></text:p>
      <text:p text:style-name="P2"><text:span text:style-name="T3"><text:tab/>At least I close my buffers...r u se</text:span></text:p>
      <text:p text:style-name="P2"><text:span text:style-name="T3"><text:tab/>c.</text:span></text:p>
      <text:p text:style-name="P2"><text:tab/><text:span text:style-name="T5">all good</text:span></text:p>
      <text:p text:style-name="P2"><text:span text:style-name="T3"><text:tab/>at least I close my buffers...</text:span><text:span text:style-name="T4">all goo</text:span></text:p>
      <text:p text:style-name="P2"><text:span text:style-name="T3"><text:tab/>d.</text:span></text:p>
      <text:p text:style-name="P2"><text:span text:style-name="T3"><text:tab/></text:span><text:span text:style-name="T4">all good&lt;</text:span><text:span text:style-name="T2">whatever's in function()&gt;&lt;whatever's in log.txt&gt;&lt;whatever's in the string&gt;</text:span></text:p>
      <text:p text:style-name="P2"><text:span text:style-name="T4"><text:tab/>at least I close my buffers...all goo</text:span></text:p>
      <text:p text:style-name="P3"><text:span text:style-name="T3"><text:tab/>e.</text:span></text:p>
      <text:p text:style-name="P3"><text:span text:style-name="T3"><text:tab/>oh noes!</text:span></text:p>
      <text:p text:style-name="P3"><text:span text:style-name="T3"><text:tab/>At least I close my buffers...oh noes</text:span></text:p>
      <text:p text:style-name="P3"><text:span text:style-name="T3"><text:tab/>f.</text:span></text:p>
      <text:p text:style-name="P3"><text:span text:style-name="T3"><text:tab/>No. All exceptions caught.</text:span></text:p>
      <text:p text:style-name="P3"><text:span text:style-name="T3"><text:tab/>g. Unchecked.</text:span></text:p>
      <text:p text:style-name="P3"><text:span text:style-name="T3"><text:tab/>h. No, not necessarily. Unchecked exceptions do not need to be caught in order for a program to run. Indeed, there are times where an exception should be allowed to run course. Other times, it is vital to catch.</text:span></text:p>
      <text:p text:style-name="P3"/>
      <text:p text:style-name="P3"><text:span text:style-name="T3">5.</text:span></text:p>
      <text:p text:style-name="P3"><text:span text:style-name="T3"><text:tab/>Similar answer to Fall2013's collect function. Check there.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e0869" officeooo:paragraph-rsid="001e086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Final Exam, Fall2012, answer key 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9:50:34.637098244</meta:creation-date>
    <dc:date>2014-12-14T10:27:09.166168235</dc:date>
    <meta:editing-duration>PT5M34S</meta:editing-duration>
    <meta:editing-cycles>1</meta:editing-cycles>
    <meta:generator>LibreOffice/4.2.6.3$Linux_X86_64 LibreOffice_project/420m0$Build-3</meta:generator>
    <meta:document-statistic meta:table-count="0" meta:image-count="0" meta:object-count="0" meta:page-count="1" meta:paragraph-count="39" meta:word-count="205" meta:character-count="1208" meta:non-whitespace-character-count="1006"/>
  </office:meta>
</office:document-meta>
</file>